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6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BinaryTre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BinaryTreeGrok_COC1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COC2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COC3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COC4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COC5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FS1Test</text:p>
          </table:table-cell>
          <table:table-cell office:value-type="string" calcext:value-type="string">
            <text:p>BinaryTre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BinaryTreeGrok_FS2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BinaryTreeGrok_FS3Test</text:p>
          </table:table-cell>
          <table:table-cell office:value-type="string" calcext:value-type="string">
            <text:p>BinaryTre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BinaryTreeGrok_FS4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BinaryTreeGrok_FS5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3.33</text:p>
          </table:table-cell>
        </table:table-row>
        <table:table-row table:style-name="ro1">
          <table:table-cell office:value-type="string" calcext:value-type="string">
            <text:p>BinaryTreeGrok_OS1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OS2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OS3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OS4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OS5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POT1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Grok_POT2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POT3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POT4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POT5Test</text:p>
          </table:table-cell>
          <table:table-cell office:value-type="string" calcext:value-type="string">
            <text:p>BinaryTr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ZS1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ZS2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Grok_ZS3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COC1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COC2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COC3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COC4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COC5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FS1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FS2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FS3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FS4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FS5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OS1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OS2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OS3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OS4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OS5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POT1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Llama_POT2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Llama_POT3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Llama_POT4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Llama_POT5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Llama_ZS1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ZS2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ZS3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ZS4Test</text:p>
          </table:table-cell>
          <table:table-cell office:value-type="string" calcext:value-type="string">
            <text:p>Binary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Llama_ZS5Test</text:p>
          </table:table-cell>
          <table:table-cell office:value-type="string" calcext:value-type="string">
            <text:p>BinaryTre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COC1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COC2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COC3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COC4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COC5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FS4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FS5Test</text:p>
          </table:table-cell>
          <table:table-cell office:value-type="string" calcext:value-type="string">
            <text:p>BinaryTre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OS1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OS2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OS3Test</text:p>
          </table:table-cell>
          <table:table-cell office:value-type="string" calcext:value-type="string">
            <text:p>BinaryTre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OS5Test</text:p>
          </table:table-cell>
          <table:table-cell office:value-type="string" calcext:value-type="string">
            <text:p>BinaryTre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POT1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POT2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POT4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POT5Test</text:p>
          </table:table-cell>
          <table:table-cell office:value-type="string" calcext:value-type="string">
            <text:p>Binary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BinaryTreeQwen_ZS1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ZS2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ZS3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ZS4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BinaryTreeQwen_ZS5Test</text:p>
          </table:table-cell>
          <table:table-cell office:value-type="string" calcext:value-type="string">
            <text:p>BinaryTr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22:20.901785605</dc:date>
    <meta:editing-duration>PT1M21S</meta:editing-duration>
    <meta:editing-cycles>1</meta:editing-cycles>
    <meta:document-statistic meta:table-count="1" meta:cell-count="621" meta:object-count="0"/>
    <meta:generator>LibreOffice/24.2.7.2$Linux_X86_64 LibreOffice_project/420$Build-2</meta:generator>
  </office:meta>
</office:document-meta>
</file>